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4.2pt" svg:height="255.23pt" svg:x="5.5pt" svg:y="188.99pt">
            <loext:p draw:notify-on-update-of-ranges="Sheet1.A1:Sheet1.A1 Sheet1.A2:Sheet1.A14 Sheet1.B1:Sheet1.B1 Sheet1.B2:Sheet1.B14 Sheet1.D1:Sheet1.D1 Sheet1.D2:Sheet1.D14 Sheet1.A2:Sheet1.A14 Sheet1.E1:Sheet1.E1 Sheet1.E2:Sheet1.E14 Sheet1.A2:Sheet1.A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unt(MiB)</text:p>
          </table:table-cell>
          <table:table-cell office:value-type="string" calcext:value-type="string">
            <text:p>GPU to SOC0</text:p>
          </table:table-cell>
          <table:table-cell office:value-type="string" calcext:value-type="string">
            <text:p>GPU0 to GPU0</text:p>
          </table:table-cell>
          <table:table-cell office:value-type="string" calcext:value-type="string">
            <text:p>GPU0 to GPU1</text:p>
          </table:table-cell>
          <table:table-cell office:value-type="string" calcext:value-type="string">
            <text:p>GPU0 to GPU2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6.21349" calcext:value-type="float">
            <text:p>6.21349</text:p>
          </table:table-cell>
          <table:table-cell office:value-type="float" office:value="20.5246" calcext:value-type="float">
            <text:p>20.5246</text:p>
          </table:table-cell>
          <table:table-cell office:value-type="float" office:value="4.19327" calcext:value-type="float">
            <text:p>4.19327</text:p>
          </table:table-cell>
          <table:table-cell office:value-type="float" office:value="4.37058" calcext:value-type="float">
            <text:p>4.37058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1.7613" calcext:value-type="float">
            <text:p>11.7613</text:p>
          </table:table-cell>
          <table:table-cell office:value-type="float" office:value="38.8574" calcext:value-type="float">
            <text:p>38.8574</text:p>
          </table:table-cell>
          <table:table-cell office:value-type="float" office:value="5.72214" calcext:value-type="float">
            <text:p>5.72214</text:p>
          </table:table-cell>
          <table:table-cell office:value-type="float" office:value="5.72549" calcext:value-type="float">
            <text:p>5.7254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4.9244" calcext:value-type="float">
            <text:p>14.9244</text:p>
          </table:table-cell>
          <table:table-cell office:value-type="float" office:value="77.4804" calcext:value-type="float">
            <text:p>77.4804</text:p>
          </table:table-cell>
          <table:table-cell office:value-type="float" office:value="9.25196" calcext:value-type="float">
            <text:p>9.25196</text:p>
          </table:table-cell>
          <table:table-cell office:value-type="float" office:value="9.22469" calcext:value-type="float">
            <text:p>9.224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.0814" calcext:value-type="float">
            <text:p>17.0814</text:p>
          </table:table-cell>
          <table:table-cell office:value-type="float" office:value="148.4138" calcext:value-type="float">
            <text:p>148.4138</text:p>
          </table:table-cell>
          <table:table-cell office:value-type="float" office:value="11.1444" calcext:value-type="float">
            <text:p>11.1444</text:p>
          </table:table-cell>
          <table:table-cell office:value-type="float" office:value="11.1214" calcext:value-type="float">
            <text:p>11.12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6429" calcext:value-type="float">
            <text:p>18.6429</text:p>
          </table:table-cell>
          <table:table-cell office:value-type="float" office:value="256.686" calcext:value-type="float">
            <text:p>256.686</text:p>
          </table:table-cell>
          <table:table-cell office:value-type="float" office:value="15.7" calcext:value-type="float">
            <text:p>15.7</text:p>
          </table:table-cell>
          <table:table-cell office:value-type="float" office:value="15.5169" calcext:value-type="float">
            <text:p>15.51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4313" calcext:value-type="float">
            <text:p>19.4313</text:p>
          </table:table-cell>
          <table:table-cell office:value-type="float" office:value="264.48" calcext:value-type="float">
            <text:p>264.48</text:p>
          </table:table-cell>
          <table:table-cell office:value-type="float" office:value="18.3438" calcext:value-type="float">
            <text:p>18.3438</text:p>
          </table:table-cell>
          <table:table-cell office:value-type="float" office:value="19.4296" calcext:value-type="float">
            <text:p>19.42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.8687" calcext:value-type="float">
            <text:p>19.8687</text:p>
          </table:table-cell>
          <table:table-cell office:value-type="float" office:value="353.282" calcext:value-type="float">
            <text:p>353.282</text:p>
          </table:table-cell>
          <table:table-cell office:value-type="float" office:value="20.7876" calcext:value-type="float">
            <text:p>20.7876</text:p>
          </table:table-cell>
          <table:table-cell office:value-type="float" office:value="21.3721" calcext:value-type="float">
            <text:p>21.37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.1126" calcext:value-type="float">
            <text:p>20.1126</text:p>
          </table:table-cell>
          <table:table-cell office:value-type="float" office:value="405.176" calcext:value-type="float">
            <text:p>405.176</text:p>
          </table:table-cell>
          <table:table-cell office:value-type="float" office:value="22.0682" calcext:value-type="float">
            <text:p>22.0682</text:p>
          </table:table-cell>
          <table:table-cell office:value-type="float" office:value="22.6623" calcext:value-type="float">
            <text:p>22.66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.2459" calcext:value-type="float">
            <text:p>20.2459</text:p>
          </table:table-cell>
          <table:table-cell office:value-type="float" office:value="442.49" calcext:value-type="float">
            <text:p>442.49</text:p>
          </table:table-cell>
          <table:table-cell office:value-type="float" office:value="22.9952" calcext:value-type="float">
            <text:p>22.9952</text:p>
          </table:table-cell>
          <table:table-cell office:value-type="float" office:value="23.667" calcext:value-type="float">
            <text:p>23.6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.31" calcext:value-type="float">
            <text:p>20.31</text:p>
          </table:table-cell>
          <table:table-cell office:value-type="float" office:value="462.614" calcext:value-type="float">
            <text:p>462.614</text:p>
          </table:table-cell>
          <table:table-cell office:value-type="float" office:value="23.4664" calcext:value-type="float">
            <text:p>23.4664</text:p>
          </table:table-cell>
          <table:table-cell office:value-type="float" office:value="24.0776" calcext:value-type="float">
            <text:p>24.07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.343" calcext:value-type="float">
            <text:p>20.343</text:p>
          </table:table-cell>
          <table:table-cell office:value-type="float" office:value="473.888" calcext:value-type="float">
            <text:p>473.888</text:p>
          </table:table-cell>
          <table:table-cell office:value-type="float" office:value="23.6481" calcext:value-type="float">
            <text:p>23.6481</text:p>
          </table:table-cell>
          <table:table-cell office:value-type="float" office:value="24.3383" calcext:value-type="float">
            <text:p>24.338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.3589" calcext:value-type="float">
            <text:p>20.3589</text:p>
          </table:table-cell>
          <table:table-cell office:value-type="float" office:value="479.07" calcext:value-type="float">
            <text:p>479.07</text:p>
          </table:table-cell>
          <table:table-cell office:value-type="float" office:value="23.682" calcext:value-type="float">
            <text:p>23.682</text:p>
          </table:table-cell>
          <table:table-cell office:value-type="float" office:value="24.4571" calcext:value-type="float">
            <text:p>24.457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.3668" calcext:value-type="float">
            <text:p>20.3668</text:p>
          </table:table-cell>
          <table:table-cell office:value-type="float" office:value="482.284" calcext:value-type="float">
            <text:p>482.284</text:p>
          </table:table-cell>
          <table:table-cell office:value-type="float" office:value="23.7659" calcext:value-type="float">
            <text:p>23.7659</text:p>
          </table:table-cell>
          <table:table-cell office:value-type="float" office:value="24.5184" calcext:value-type="float">
            <text:p>24.5184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ize (MiB)</text:p>
          </table:table-cell>
          <table:table-cell office:value-type="string" calcext:value-type="string">
            <text:p>SOC0 to GPU0</text:p>
          </table:table-cell>
          <table:table-cell office:value-type="string" calcext:value-type="string">
            <text:p>GPU0 to SOC0</text:p>
          </table:table-cell>
          <table:table-cell office:value-type="string" calcext:value-type="string">
            <text:p>SOC0 to GPU2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9.62017" calcext:value-type="float">
            <text:p>9.62017</text:p>
          </table:table-cell>
          <table:table-cell office:value-type="float" office:value="2.77262" calcext:value-type="float">
            <text:p>2.77262</text:p>
          </table:table-cell>
          <table:table-cell office:value-type="float" office:value="8.7537" calcext:value-type="float">
            <text:p>8.753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4.0707" calcext:value-type="float">
            <text:p>14.0707</text:p>
          </table:table-cell>
          <table:table-cell office:value-type="float" office:value="13.7754" calcext:value-type="float">
            <text:p>13.7754</text:p>
          </table:table-cell>
          <table:table-cell office:value-type="float" office:value="13.63" calcext:value-type="float">
            <text:p>13.6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9.3862" calcext:value-type="float">
            <text:p>19.3862</text:p>
          </table:table-cell>
          <table:table-cell office:value-type="float" office:value="18.2467" calcext:value-type="float">
            <text:p>18.2467</text:p>
          </table:table-cell>
          <table:table-cell office:value-type="float" office:value="18.244" calcext:value-type="float">
            <text:p>18.2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.0724" calcext:value-type="float">
            <text:p>23.0724</text:p>
          </table:table-cell>
          <table:table-cell office:value-type="float" office:value="20.399" calcext:value-type="float">
            <text:p>20.399</text:p>
          </table:table-cell>
          <table:table-cell office:value-type="float" office:value="21.9502" calcext:value-type="float">
            <text:p>21.95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.3207" calcext:value-type="float">
            <text:p>26.3207</text:p>
          </table:table-cell>
          <table:table-cell office:value-type="float" office:value="22.6407" calcext:value-type="float">
            <text:p>22.6407</text:p>
          </table:table-cell>
          <table:table-cell office:value-type="float" office:value="24.601" calcext:value-type="float">
            <text:p>24.6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.6416" calcext:value-type="float">
            <text:p>28.6416</text:p>
          </table:table-cell>
          <table:table-cell office:value-type="float" office:value="26.6053" calcext:value-type="float">
            <text:p>26.6053</text:p>
          </table:table-cell>
          <table:table-cell office:value-type="float" office:value="26.0486" calcext:value-type="float">
            <text:p>26.04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.5628" calcext:value-type="float">
            <text:p>30.5628</text:p>
          </table:table-cell>
          <table:table-cell office:value-type="float" office:value="28.5565" calcext:value-type="float">
            <text:p>28.5565</text:p>
          </table:table-cell>
          <table:table-cell office:value-type="float" office:value="27.0047" calcext:value-type="float">
            <text:p>27.00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.6061" calcext:value-type="float">
            <text:p>30.6061</text:p>
          </table:table-cell>
          <table:table-cell office:value-type="float" office:value="26.5379" calcext:value-type="float">
            <text:p>26.5379</text:p>
          </table:table-cell>
          <table:table-cell office:value-type="float" office:value="27.5459" calcext:value-type="float">
            <text:p>27.54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.7726" calcext:value-type="float">
            <text:p>28.7726</text:p>
          </table:table-cell>
          <table:table-cell office:value-type="float" office:value="28.1673" calcext:value-type="float">
            <text:p>28.1673</text:p>
          </table:table-cell>
          <table:table-cell office:value-type="float" office:value="27.8538" calcext:value-type="float">
            <text:p>27.85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9.7593" calcext:value-type="float">
            <text:p>29.7593</text:p>
          </table:table-cell>
          <table:table-cell office:value-type="float" office:value="29.3702" calcext:value-type="float">
            <text:p>29.3702</text:p>
          </table:table-cell>
          <table:table-cell office:value-type="float" office:value="27.9943" calcext:value-type="float">
            <text:p>27.994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9.6794" calcext:value-type="float">
            <text:p>29.6794</text:p>
          </table:table-cell>
          <table:table-cell office:value-type="float" office:value="29.2869" calcext:value-type="float">
            <text:p>29.2869</text:p>
          </table:table-cell>
          <table:table-cell office:value-type="float" office:value="27.7082" calcext:value-type="float">
            <text:p>27.708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9.6225" calcext:value-type="float">
            <text:p>29.6225</text:p>
          </table:table-cell>
          <table:table-cell office:value-type="float" office:value="30.3578" calcext:value-type="float">
            <text:p>30.3578</text:p>
          </table:table-cell>
          <table:table-cell office:value-type="float" office:value="27.5064" calcext:value-type="float">
            <text:p>27.506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9.6267" calcext:value-type="float">
            <text:p>29.6267</text:p>
          </table:table-cell>
          <table:table-cell office:value-type="float" office:value="31.0302" calcext:value-type="float">
            <text:p>31.0302</text:p>
          </table:table-cell>
          <table:table-cell office:value-type="float" office:value="27.3979" calcext:value-type="float">
            <text:p>27.39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9.5969" calcext:value-type="float">
            <text:p>29.5969</text:p>
          </table:table-cell>
          <table:table-cell office:value-type="float" office:value="31.4045" calcext:value-type="float">
            <text:p>31.4045</text:p>
          </table:table-cell>
          <table:table-cell office:value-type="float" office:value="27.3388" calcext:value-type="float">
            <text:p>27.3388</text:p>
          </table:table-cell>
        </table:table-row>
      </table:table>
      <table:table table:name="Sheet3" table:style-name="ta1">
        <table:table-column table:style-name="co1" table:number-columns-repeated="4" table:default-cell-style-name="ce1"/>
        <table:table-row table:style-name="ro1">
          <table:table-cell table:style-name="Default" office:value-type="string" calcext:value-type="string">
            <text:p>Size (MiB)</text:p>
          </table:table-cell>
          <table:table-cell table:style-name="Default" office:value-type="string" calcext:value-type="string">
            <text:p>SOC0 to SOC1</text:p>
          </table:table-cell>
          <table:table-cell table:style-name="Default" office:value-type="string" calcext:value-type="string">
            <text:p>SOC1 to SOC0</text:p>
          </table:table-cell>
          <table:table-cell table:style-name="Default" office:value-type="string" calcext:value-type="string">
            <text:p>self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3.8908" calcext:value-type="float">
            <text:p>23.8908</text:p>
          </table:table-cell>
          <table:table-cell office:value-type="float" office:value="24.5648" calcext:value-type="float">
            <text:p>24.5648</text:p>
          </table:table-cell>
          <table:table-cell office:value-type="float" office:value="25.3686" calcext:value-type="float">
            <text:p>25.36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4.9164" calcext:value-type="float">
            <text:p>24.9164</text:p>
          </table:table-cell>
          <table:table-cell office:value-type="float" office:value="25.1254" calcext:value-type="float">
            <text:p>25.1254</text:p>
          </table:table-cell>
          <table:table-cell office:value-type="float" office:value="25.2548" calcext:value-type="float">
            <text:p>25.254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4.9861" calcext:value-type="float">
            <text:p>24.9861</text:p>
          </table:table-cell>
          <table:table-cell office:value-type="float" office:value="25.1861" calcext:value-type="float">
            <text:p>25.1861</text:p>
          </table:table-cell>
          <table:table-cell office:value-type="float" office:value="25.383" calcext:value-type="float">
            <text:p>25.38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4.2183" calcext:value-type="float">
            <text:p>24.2183</text:p>
          </table:table-cell>
          <table:table-cell office:value-type="float" office:value="24.7308" calcext:value-type="float">
            <text:p>24.7308</text:p>
          </table:table-cell>
          <table:table-cell office:value-type="float" office:value="25.3953" calcext:value-type="float">
            <text:p>25.395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.2055" calcext:value-type="float">
            <text:p>25.2055</text:p>
          </table:table-cell>
          <table:table-cell office:value-type="float" office:value="25.4003" calcext:value-type="float">
            <text:p>25.4003</text:p>
          </table:table-cell>
          <table:table-cell office:value-type="float" office:value="25.4287" calcext:value-type="float">
            <text:p>25.428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7.3508" calcext:value-type="float">
            <text:p>27.3508</text:p>
          </table:table-cell>
          <table:table-cell office:value-type="float" office:value="26.3338" calcext:value-type="float">
            <text:p>26.3338</text:p>
          </table:table-cell>
          <table:table-cell office:value-type="float" office:value="52.5631" calcext:value-type="float">
            <text:p>52.5631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7.6641" calcext:value-type="float">
            <text:p>27.6641</text:p>
          </table:table-cell>
          <table:table-cell office:value-type="float" office:value="27.8528" calcext:value-type="float">
            <text:p>27.8528</text:p>
          </table:table-cell>
          <table:table-cell office:value-type="float" office:value="51.8368" calcext:value-type="float">
            <text:p>51.836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7.7071" calcext:value-type="float">
            <text:p>27.7071</text:p>
          </table:table-cell>
          <table:table-cell office:value-type="float" office:value="27.82" calcext:value-type="float">
            <text:p>27.82</text:p>
          </table:table-cell>
          <table:table-cell office:value-type="float" office:value="62.2994" calcext:value-type="float">
            <text:p>62.29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 style:data-style-name="N2" text:time-value="09:50:44.1455856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09:38:20.914219641</meta:creation-date>
    <meta:generator>LibreOffice/5.1.6.2$Linux_X86_64 LibreOffice_project/10m0$Build-2</meta:generator>
    <dc:date>2017-10-17T10:09:51.301725157</dc:date>
    <meta:editing-duration>PT12M39S</meta:editing-duration>
    <meta:editing-cycles>4</meta:editing-cycles>
    <meta:document-statistic meta:table-count="3" meta:cell-count="1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24cm" svg:height="9.005cm" xlink:href=".." xlink:type="simple" chart:class="chart:scatter" chart:style-name="ch1">
        <chart:title svg:x="4.291cm" svg:y="0.316cm" chart:style-name="ch2">
          <text:p>"Minsky" Bandwidth vs Transfer Size</text:p>
        </chart:title>
        <chart:legend chart:legend-position="end" svg:x="12.325cm" svg:y="3.705cm" style:legend-expansion="high" chart:style-name="ch3"/>
        <chart:plot-area chart:style-name="ch4" table:cell-range-address="Sheet1.A1:Sheet1.B14 Sheet1.D1:Sheet1.E14" chart:data-source-has-labels="row" svg:x="1.331cm" svg:y="1.275cm" svg:width="10.674cm" svg:height="6.569cm">
          <chartooo:coordinate-region svg:x="1.952cm" svg:y="1.474cm" svg:width="9.681cm" svg:height="5.723cm"/>
          <chart:axis chart:dimension="x" chart:name="primary-x" chart:style-name="ch5">
            <chart:title svg:x="5.314cm" svg:y="8.024cm" chart:style-name="ch6">
              <text:p>Bandiwdth (GiB/s)</text:p>
            </chart:title>
          </chart:axis>
          <chart:axis chart:dimension="y" chart:name="primary-y" chart:style-name="ch7">
            <chart:title svg:x="0.451cm" svg:y="5.979cm" chart:style-name="ch8">
              <text:p>Transfer Size (MiB)</text:p>
            </chart:title>
            <chart:grid chart:style-name="ch9" chart:class="major"/>
          </chart:axis>
          <chart:series chart:style-name="ch10" chart:values-cell-range-address="Sheet1.B2:Sheet1.B14" chart:label-cell-address="Sheet1.B1:Sheet1.B1" chart:class="chart:scatter">
            <chart:domain table:cell-range-address="Sheet1.A2:Sheet1.A14"/>
            <chart:data-point chart:repeated="13"/>
          </chart:series>
          <chart:series chart:style-name="ch11" chart:values-cell-range-address="Sheet1.D2:Sheet1.D14" chart:label-cell-address="Sheet1.D1:Sheet1.D1" chart:class="chart:scatter">
            <chart:data-point chart:repeated="13"/>
          </chart:series>
          <chart:series chart:style-name="ch12" chart:values-cell-range-address="Sheet1.E2:Sheet1.E14" chart:label-cell-address="Sheet1.E1:Sheet1.E1" chart:class="chart:scatte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PU to SOC0</text:p>
                <draw:g>
                  <svg:desc>Sheet1.B1:Sheet1.B1</svg:desc>
                </draw:g>
              </table:table-cell>
              <table:table-cell office:value-type="string">
                <text:p>GPU0 to GPU1</text:p>
                <draw:g>
                  <svg:desc>Sheet1.D1:Sheet1.D1</svg:desc>
                </draw:g>
              </table:table-cell>
              <table:table-cell office:value-type="string">
                <text:p>GPU0 to GPU2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5">
                <text:p>0.125</text:p>
                <draw:g>
                  <svg:desc>Sheet1.A2:Sheet1.A14</svg:desc>
                </draw:g>
              </table:table-cell>
              <table:table-cell office:value-type="float" office:value="6.21349">
                <text:p>6.21349</text:p>
                <draw:g>
                  <svg:desc>Sheet1.B2:Sheet1.B14</svg:desc>
                </draw:g>
              </table:table-cell>
              <table:table-cell office:value-type="float" office:value="4.19327">
                <text:p>4.19327</text:p>
                <draw:g>
                  <svg:desc>Sheet1.D2:Sheet1.D14</svg:desc>
                </draw:g>
              </table:table-cell>
              <table:table-cell office:value-type="float" office:value="4.37058">
                <text:p>4.37058</text:p>
                <draw:g>
                  <svg:desc>Sheet1.E2:Sheet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11.7613">
                <text:p>11.7613</text:p>
              </table:table-cell>
              <table:table-cell office:value-type="float" office:value="5.72214">
                <text:p>5.72214</text:p>
              </table:table-cell>
              <table:table-cell office:value-type="float" office:value="5.72549">
                <text:p>5.725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4.9244">
                <text:p>14.9244</text:p>
              </table:table-cell>
              <table:table-cell office:value-type="float" office:value="9.25196">
                <text:p>9.25196</text:p>
              </table:table-cell>
              <table:table-cell office:value-type="float" office:value="9.22469">
                <text:p>9.224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7.0814">
                <text:p>17.0814</text:p>
              </table:table-cell>
              <table:table-cell office:value-type="float" office:value="11.1444">
                <text:p>11.1444</text:p>
              </table:table-cell>
              <table:table-cell office:value-type="float" office:value="11.1214">
                <text:p>11.12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8.6429">
                <text:p>18.6429</text:p>
              </table:table-cell>
              <table:table-cell office:value-type="float" office:value="15.7">
                <text:p>15.7</text:p>
              </table:table-cell>
              <table:table-cell office:value-type="float" office:value="15.5169">
                <text:p>15.51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9.4313">
                <text:p>19.4313</text:p>
              </table:table-cell>
              <table:table-cell office:value-type="float" office:value="18.3438">
                <text:p>18.3438</text:p>
              </table:table-cell>
              <table:table-cell office:value-type="float" office:value="19.4296">
                <text:p>19.42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9.8687">
                <text:p>19.8687</text:p>
              </table:table-cell>
              <table:table-cell office:value-type="float" office:value="20.7876">
                <text:p>20.7876</text:p>
              </table:table-cell>
              <table:table-cell office:value-type="float" office:value="21.3721">
                <text:p>21.37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0.1126">
                <text:p>20.1126</text:p>
              </table:table-cell>
              <table:table-cell office:value-type="float" office:value="22.0682">
                <text:p>22.0682</text:p>
              </table:table-cell>
              <table:table-cell office:value-type="float" office:value="22.6623">
                <text:p>22.66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20.2459">
                <text:p>20.2459</text:p>
              </table:table-cell>
              <table:table-cell office:value-type="float" office:value="22.9952">
                <text:p>22.9952</text:p>
              </table:table-cell>
              <table:table-cell office:value-type="float" office:value="23.667">
                <text:p>23.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">
                <text:p>64</text:p>
              </table:table-cell>
              <table:table-cell office:value-type="float" office:value="20.31">
                <text:p>20.31</text:p>
              </table:table-cell>
              <table:table-cell office:value-type="float" office:value="23.4664">
                <text:p>23.4664</text:p>
              </table:table-cell>
              <table:table-cell office:value-type="float" office:value="24.0776">
                <text:p>24.07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20.343">
                <text:p>20.343</text:p>
              </table:table-cell>
              <table:table-cell office:value-type="float" office:value="23.6481">
                <text:p>23.6481</text:p>
              </table:table-cell>
              <table:table-cell office:value-type="float" office:value="24.3383">
                <text:p>24.33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6">
                <text:p>256</text:p>
              </table:table-cell>
              <table:table-cell office:value-type="float" office:value="20.3589">
                <text:p>20.3589</text:p>
              </table:table-cell>
              <table:table-cell office:value-type="float" office:value="23.682">
                <text:p>23.682</text:p>
              </table:table-cell>
              <table:table-cell office:value-type="float" office:value="24.4571">
                <text:p>24.45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2">
                <text:p>512</text:p>
              </table:table-cell>
              <table:table-cell office:value-type="float" office:value="20.3668">
                <text:p>20.3668</text:p>
              </table:table-cell>
              <table:table-cell office:value-type="float" office:value="23.7659">
                <text:p>23.7659</text:p>
              </table:table-cell>
              <table:table-cell office:value-type="float" office:value="24.5184">
                <text:p>24.51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